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PMingLiU" svg:font-family="PMingLiU"/>
    <style:font-face style:name="Tahoma1" svg:font-family="Tahoma"/>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style:font-face style:name="新細明體1" svg:font-family="新細明體" style:font-family-generic="system" style:font-pitch="variable"/>
  </office:font-face-decls>
  <office:automatic-styles>
    <style:style style:name="P1" style:family="paragraph" style:parent-style-name="Standard">
      <style:paragraph-properties fo:text-align="justify" style:justify-single-word="false" fo:orphans="0" fo:widows="0" style:writing-mode="lr-tb"/>
      <style:text-properties style:font-name="Times New Roman1" fo:font-size="12pt" fo:language="en" fo:country="US" style:font-name-asian="新細明體1" style:font-size-asian="12pt" style:language-asian="zh" style:country-asian="CN" style:font-name-complex="Times New Roman1" style:font-size-complex="12pt" style:language-complex="ar" style:country-complex="SA"/>
    </style:style>
    <style:style style:name="P2" style:family="paragraph" style:parent-style-name="Standard">
      <style:paragraph-properties fo:text-align="justify" style:justify-single-word="false" fo:orphans="0" fo:widows="0" style:writing-mode="lr-tb"/>
      <style:text-properties style:font-name="Times New Roman1" fo:font-size="12pt" fo:language="en" fo:country="US" style:font-size-asian="12pt" style:language-asian="zh" style:country-asian="CN" style:font-name-complex="Times New Roman1" style:font-size-complex="12pt" style:language-complex="ar" style:country-complex="SA"/>
    </style:style>
    <style:style style:name="P3" style:family="paragraph" style:parent-style-name="Standard">
      <style:paragraph-properties fo:text-align="justify" style:justify-single-word="false" fo:orphans="0" fo:widows="0" style:writing-mode="lr-tb"/>
      <style:text-properties style:font-name="Times New Roman1" fo:font-size="12pt" fo:language="zxx" fo:country="none" style:font-name-asian="新細明體1" style:font-size-asian="12pt" style:language-asian="zh" style:country-asian="CN" style:font-name-complex="Times New Roman1" style:font-size-complex="12pt" style:language-complex="zxx" style:country-complex="none"/>
    </style:style>
    <style:style style:name="P4" style:family="paragraph" style:parent-style-name="Standard">
      <style:paragraph-properties fo:text-align="justify" style:justify-single-word="false" fo:orphans="0" fo:widows="0" style:writing-mode="lr-tb"/>
      <style:text-properties style:font-name="Times New Roman1" fo:font-size="12pt" fo:language="zxx" fo:country="none" fo:background-color="transparent" style:font-name-asian="新細明體1" style:font-size-asian="12pt" style:language-asian="zh" style:country-asian="CN" style:font-name-complex="Times New Roman1" style:font-size-complex="12pt" style:language-complex="zxx" style:country-complex="none"/>
    </style:style>
    <style:style style:name="P5" style:family="paragraph" style:parent-style-name="Standard">
      <style:paragraph-properties fo:text-align="justify" style:justify-single-word="false" fo:orphans="0" fo:widows="0" style:writing-mode="lr-tb"/>
      <style:text-properties style:font-name="Times New Roman1" fo:font-size="12pt" style:font-name-asian="新細明體1" style:font-size-asian="12pt" style:font-name-complex="Times New Roman1" style:font-size-complex="12pt"/>
    </style:style>
    <style:style style:name="P6" style:family="paragraph" style:parent-style-name="Standard">
      <style:paragraph-properties fo:text-align="justify" style:justify-single-word="false" fo:orphans="0" fo:widows="0" style:writing-mode="lr-tb"/>
      <style:text-properties style:font-name="Times New Roman1" fo:font-size="10.5pt" fo:language="zxx" fo:country="none" fo:font-weight="bold" fo:background-color="transparent" style:font-name-asian="Times New Roman1" style:font-size-asian="10.5pt" style:language-asian="zh" style:country-asian="CN" style:font-weight-asian="bold" style:font-name-complex="Times New Roman1" style:font-size-complex="10.5pt" style:language-complex="zxx" style:country-complex="none" style:font-weight-complex="bold"/>
    </style:style>
    <style:style style:name="P7" style:family="paragraph" style:parent-style-name="Standard">
      <style:paragraph-properties fo:text-align="justify" style:justify-single-word="false" fo:orphans="0" fo:widows="0" style:writing-mode="lr-tb"/>
      <style:text-properties style:font-name="Courier New" fo:font-size="10pt" fo:language="zxx" fo:country="none" fo:background-color="transparent" style:font-name-asian="Courier New" style:font-size-asian="10pt" style:language-asian="zh" style:country-asian="CN" style:font-name-complex="Courier New" style:font-size-complex="10pt" style:language-complex="zxx" style:country-complex="none"/>
    </style:style>
    <style:style style:name="P8" style:family="paragraph" style:parent-style-name="Standard">
      <style:paragraph-properties fo:text-align="justify" style:justify-single-word="false" fo:orphans="0" fo:widows="0" style:writing-mode="lr-tb"/>
      <style:text-properties style:font-name="Courier New" fo:font-size="9pt" fo:language="zxx" fo:country="none" fo:background-color="transparent" style:font-name-asian="Courier New" style:font-size-asian="9pt" style:language-asian="zh" style:country-asian="CN" style:font-name-complex="Courier New" style:font-size-complex="9pt" style:language-complex="zxx" style:country-complex="none"/>
    </style:style>
    <style:style style:name="P9" style:family="paragraph" style:parent-style-name="Standard">
      <style:paragraph-properties fo:text-align="justify" style:justify-single-word="false" fo:orphans="0" fo:widows="0" style:writing-mode="lr-tb"/>
      <style:text-properties style:font-name="Courier New" fo:font-size="9.5pt" fo:language="zxx" fo:country="none" fo:background-color="transparent" style:font-name-asian="Courier New" style:font-size-asian="9.5pt" style:language-asian="zh" style:country-asian="CN" style:font-name-complex="Courier New" style:font-size-complex="9.5pt" style:language-complex="zxx" style:country-complex="none"/>
    </style:style>
    <style:style style:name="P10" style:family="paragraph" style:parent-style-name="Standard">
      <style:paragraph-properties fo:text-align="justify" style:justify-single-word="false" fo:orphans="0" fo:widows="0" style:writing-mode="lr-tb"/>
      <style:text-properties fo:color="#000000" style:font-name="Courier New" fo:font-size="9pt" fo:language="zxx" fo:country="none" fo:background-color="transparent" style:font-name-asian="Courier New" style:font-size-asian="9pt" style:language-asian="zh" style:country-asian="CN" style:font-name-complex="Courier New" style:font-size-complex="9pt" style:language-complex="zxx" style:country-complex="none"/>
    </style:style>
    <style:style style:name="P11" style:family="paragraph" style:parent-style-name="Standard">
      <style:paragraph-properties fo:text-align="justify" style:justify-single-word="false" fo:orphans="0" fo:widows="0" style:writing-mode="lr-tb"/>
      <style:text-properties style:font-name="新細明體" fo:font-size="12pt" fo:language="zxx" fo:country="none" fo:background-color="transparent" style:font-name-asian="新細明體" style:font-size-asian="12pt" style:language-asian="zh" style:country-asian="CN" style:font-name-complex="Times New Roman1" style:font-size-complex="12pt" style:language-complex="zxx" style:country-complex="none"/>
    </style:style>
    <style:style style:name="P12" style:family="paragraph" style:parent-style-name="Standard">
      <style:paragraph-properties fo:text-align="justify" style:justify-single-word="false" fo:orphans="0" fo:widows="0" style:writing-mode="lr-tb"/>
      <style:text-properties style:font-name="新細明體" fo:font-size="12pt" style:font-name-asian="新細明體" style:font-size-asian="12pt" style:font-name-complex="Times New Roman1" style:font-size-complex="12pt"/>
    </style:style>
    <style:style style:name="P13" style:family="paragraph" style:parent-style-name="Standard">
      <style:paragraph-properties fo:text-align="start" style:justify-single-word="false" style:text-autospace="none"/>
      <style:text-properties style:font-name="Courier New" fo:font-size="10pt" style:font-name-asian="Courier New" style:font-size-asian="10pt" style:font-name-complex="Courier New" style:font-size-complex="10pt"/>
    </style:style>
    <style:style style:name="P14" style:family="paragraph" style:parent-style-name="Standard">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5" style:family="paragraph" style:parent-style-name="Standard">
      <style:paragraph-properties fo:text-align="start" style:justify-single-word="false" style:text-autospace="none"/>
      <style:text-properties style:font-name="Courier New" fo:font-size="9.5pt" style:font-name-asian="Courier New" style:font-size-asian="9.5pt" style:font-name-complex="Courier New" style:font-size-complex="9.5pt"/>
    </style:style>
    <style:style style:name="P16"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7" style:family="paragraph" style:parent-style-name="Standard">
      <style:paragraph-properties fo:text-align="start" style:justify-single-word="false" style:text-autospace="none"/>
      <style:text-properties style:font-name="Times New Roman1" fo:font-size="10.5pt" fo:font-weight="bold" style:font-name-asian="Times New Roman1" style:font-size-asian="10.5pt" style:font-weight-asian="bold" style:font-name-complex="Times New Roman1" style:font-size-complex="10.5pt" style:font-weight-complex="bold"/>
    </style:style>
    <style:style style:name="P18" style:family="paragraph" style:parent-style-name="Standard">
      <style:paragraph-properties fo:text-align="start" style:justify-single-word="false" style:text-autospace="none"/>
      <style:text-properties fo:color="#000000" style:font-name="Times New Roman1" fo:font-size="10pt" style:font-name-asian="Times New Roman1" style:font-size-asian="10pt" style:font-name-complex="Times New Roman1" style:font-size-complex="10pt"/>
    </style:style>
    <style:style style:name="P19" style:family="paragraph" style:parent-style-name="Standard">
      <style:paragraph-properties fo:text-align="start" style:justify-single-word="false" style:text-autospace="non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start" style:justify-single-word="false" style:text-autospace="none"/>
      <style:text-properties fo:color="#000000" style:font-name="Courier New" fo:font-size="9.5pt" style:font-name-asian="Courier New" style:font-size-asian="9.5pt" style:font-name-complex="Courier New" style:font-size-complex="9.5pt"/>
    </style:style>
    <style:style style:name="P21" style:family="paragraph" style:parent-style-name="Standard">
      <style:paragraph-properties fo:text-align="start" style:justify-single-word="false" style:text-autospace="none"/>
      <style:text-properties fo:color="#0000ee" style:font-name="Times New Roman1" fo:font-size="12pt" style:font-name-asian="Times New Roman1" style:font-size-asian="12pt" style:font-name-complex="Times New Roman1" style:font-size-complex="12pt"/>
    </style:style>
    <style:style style:name="P22" style:family="paragraph" style:parent-style-name="Standard" style:list-style-name="L1">
      <style:paragraph-properties fo:text-align="justify" style:justify-single-word="false" fo:orphans="0" fo:widows="0" style:writing-mode="lr-tb"/>
      <style:text-properties style:font-name="Times New Roman1" fo:font-size="12pt" fo:language="en" fo:country="US" style:font-name-asian="新細明體1" style:font-size-asian="12pt" style:language-asian="zh" style:country-asian="CN" style:font-name-complex="Times New Roman1" style:font-size-complex="12pt" style:language-complex="ar" style:country-complex="SA"/>
    </style:style>
    <style:style style:name="P23" style:family="paragraph" style:parent-style-name="Standard">
      <style:paragraph-properties fo:text-align="justify" style:justify-single-word="false" fo:orphans="0" fo:widows="0" style:writing-mode="lr-tb"/>
      <style:text-properties fo:color="#000000" style:font-name="新細明體" fo:font-size="11.5pt" style:font-name-asian="新細明體" style:font-size-asian="11.5pt" style:language-asian="zh" style:country-asian="CN" style:font-name-complex="Times New Roman1" style:font-size-complex="11.5pt"/>
    </style:style>
    <style:style style:name="P24" style:family="paragraph" style:parent-style-name="Standard">
      <style:paragraph-properties fo:text-align="justify" style:justify-single-word="false" fo:orphans="0" fo:widows="0" style:writing-mode="lr-tb"/>
      <style:text-properties fo:color="#000000" style:font-name="Times New Roman1" fo:font-size="12pt" fo:language="zxx" fo:country="none" fo:background-color="transparent" style:font-name-asian="Times New Roman1" style:font-size-asian="12pt" style:language-asian="zh" style:country-asian="CN" style:font-name-complex="Times New Roman1" style:font-size-complex="12pt" style:language-complex="zxx" style:country-complex="none"/>
    </style:style>
    <style:style style:name="P25" style:family="paragraph" style:parent-style-name="Standard">
      <style:paragraph-properties fo:text-align="justify" style:justify-single-word="false" fo:orphans="0" fo:widows="0" style:writing-mode="lr-tb"/>
      <style:text-properties fo:color="#000000" style:font-name="Times New Roman1" fo:font-size="12pt" style:font-name-asian="Times New Roman1" style:font-size-asian="12pt" style:font-name-complex="Times New Roman1" style:font-size-complex="12pt"/>
    </style:style>
    <style:style style:name="P26" style:family="paragraph" style:parent-style-name="Standard">
      <style:paragraph-properties fo:text-align="justify" style:justify-single-word="false" fo:orphans="0" fo:widows="0" style:writing-mode="lr-tb"/>
      <style:text-properties fo:color="#000000" style:font-name="Courier New" fo:font-size="9.5pt" fo:language="zxx" fo:country="none" fo:background-color="transparent" style:font-name-asian="Courier New" style:font-size-asian="9.5pt" style:language-asian="zh" style:country-asian="CN" style:font-name-complex="Courier New" style:font-size-complex="9.5pt" style:language-complex="zxx" style:country-complex="none"/>
    </style:style>
    <style:style style:name="P27" style:family="paragraph" style:parent-style-name="Standard">
      <style:paragraph-properties fo:text-align="justify" style:justify-single-word="false" fo:orphans="0" fo:widows="0" style:writing-mode="lr-tb"/>
      <style:text-properties style:font-name="新細明體" fo:font-size="12pt" fo:language="zxx" fo:country="none" fo:background-color="transparent" style:font-name-asian="新細明體" style:font-size-asian="12pt" style:language-asian="zh" style:country-asian="CN" style:font-name-complex="Times New Roman1" style:font-size-complex="12pt" style:language-complex="zxx" style:country-complex="none"/>
    </style:style>
    <style:style style:name="P28" style:family="paragraph" style:parent-style-name="Standard">
      <style:paragraph-properties fo:text-align="justify" style:justify-single-word="false" fo:orphans="0" fo:widows="0" style:writing-mode="lr-tb"/>
      <style:text-properties fo:color="#0000ee" style:font-name="Times New Roman1" fo:font-size="12pt" fo:language="zxx" fo:country="none" fo:background-color="transparent" style:font-name-asian="Times New Roman1" style:font-size-asian="12pt" style:language-asian="zh" style:country-asian="CN" style:font-name-complex="Times New Roman1" style:font-size-complex="12pt" style:language-complex="zxx" style:country-complex="none"/>
    </style:style>
    <style:style style:name="P29" style:family="paragraph" style:parent-style-name="Standard">
      <style:paragraph-properties fo:text-align="justify" style:justify-single-word="false" fo:orphans="0" fo:widows="0" style:writing-mode="lr-tb"/>
      <style:text-properties style:font-name="Times New Roman1" fo:font-size="12pt" fo:language="zxx" fo:country="none" fo:background-color="transparent" style:font-name-asian="Times New Roman1" style:font-size-asian="12pt" style:language-asian="zh" style:country-asian="CN" style:font-name-complex="Times New Roman1" style:font-size-complex="12pt" style:language-complex="zxx" style:country-complex="none"/>
    </style:style>
    <style:style style:name="P30" style:family="paragraph" style:parent-style-name="Standard">
      <style:paragraph-properties fo:text-align="justify" style:justify-single-word="false" fo:orphans="0" fo:widows="0" style:writing-mode="lr-tb"/>
      <style:text-properties style:font-name="Times New Roman1" fo:font-size="12pt" style:font-name-asian="Times New Roman1" style:font-size-asian="12pt" style:font-name-complex="Times New Roman1" style:font-size-complex="12pt"/>
    </style:style>
    <style:style style:name="T1" style:family="text">
      <style:text-properties style:font-name-asian="SimSun"/>
    </style:style>
    <style:style style:name="T2" style:family="text">
      <style:text-properties fo:background-color="#ffff00"/>
    </style:style>
    <style:style style:name="T3" style:family="text">
      <style:text-properties style:font-name="Courier New" fo:font-size="9pt" style:font-name-asian="Courier New" style:font-size-asian="9pt" style:font-name-complex="Courier New" style:font-size-complex="9pt"/>
    </style:style>
    <style:style style:name="T4" style:family="text">
      <style:text-properties fo:language="zxx" fo:country="none"/>
    </style:style>
    <style:style style:name="T5" style:family="text">
      <style:text-properties fo:language="zxx" fo:country="none" fo:background-color="transparent" style:language-asian="zh" style:country-asian="CN" style:language-complex="zxx" style:country-complex="none"/>
    </style:style>
    <style:style style:name="T6" style:family="text">
      <style:text-properties fo:background-color="transparent"/>
    </style:style>
    <style:style style:name="T7" style:family="text">
      <style:text-properties style:language-asian="zh" style:country-asian="CN"/>
    </style:style>
    <style:style style:name="T8" style:family="text">
      <style:text-properties style:language-complex="zxx" style:country-complex="none"/>
    </style:style>
    <style:style style:name="T9" style:family="text">
      <style:text-properties fo:color="#ff0000"/>
    </style:style>
    <style:style style:name="T10" style:family="text">
      <style:text-properties fo:color="#0000ee"/>
    </style:style>
    <style:style style:name="T11" style:family="text">
      <style:text-properties fo:color="#0000ee" style:font-name="Times New Roman1" style:font-name-asian="Times New Roman1" style:language-asian="zh" style:country-asian="CN" style:font-name-complex="Times New Roman1"/>
    </style:style>
    <style:style style:name="T12" style:family="text">
      <style:text-properties fo:color="#0000ee" style:font-name="Times New Roman1" style:font-name-asian="Times New Roman1" style:font-name-complex="Times New Roman1"/>
    </style:style>
    <style:style style:name="T13" style:family="text">
      <style:text-properties fo:color="#0000ee" fo:font-size="11.5pt" style:font-size-asian="11.5pt" style:font-name-complex="Times New Roman1" style:font-size-complex="11.5pt"/>
    </style:style>
    <style:style style:name="T14" style:family="text">
      <style:text-properties fo:color="#0000ee" fo:font-size="11.5pt" style:font-size-asian="11.5pt" style:font-size-complex="11.5pt"/>
    </style:style>
    <style:style style:name="T15" style:family="text">
      <style:text-properties fo:color="#0000ee" fo:language="zxx" fo:country="none" fo:background-color="transparent" style:language-asian="zh" style:country-asian="CN" style:language-complex="zxx" style:country-complex="none"/>
    </style:style>
    <style:style style:name="T16" style:family="text">
      <style:text-properties fo:color="#000000" style:font-name="Times New Roman1" style:font-name-asian="Times New Roman1" style:font-name-complex="Times New Roman1"/>
    </style:style>
    <style:style style:name="T17" style:family="text">
      <style:text-properties fo:color="#000000" style:font-name="Times New Roman1" style:font-name-asian="Times New Roman1" style:language-asian="zh" style:country-asian="CN" style:font-name-complex="Times New Roman1"/>
    </style:style>
    <style:style style:name="T18" style:family="text">
      <style:text-properties fo:color="#000000" fo:font-size="11.5pt" style:font-size-asian="11.5pt" style:language-asian="zh" style:country-asian="CN" style:font-name-complex="Times New Roman1" style:font-size-complex="11.5pt"/>
    </style:style>
    <style:style style:name="T19" style:family="text">
      <style:text-properties fo:color="#000000" fo:font-size="11.5pt" style:font-size-asian="11.5pt" style:font-size-complex="11.5pt"/>
    </style:style>
    <style:style style:name="T20" style:family="text">
      <style:text-properties fo:color="#000000" fo:language="zxx" fo:country="none" fo:background-color="transparent" style:language-asian="zh" style:country-asian="CN" style:language-complex="zxx" style:country-complex="none"/>
    </style:style>
    <style:style style:name="T21" style:family="text">
      <style:text-properties style:use-window-font-color="true"/>
    </style:style>
    <style:style style:name="T22" style:family="text">
      <style:text-properties style:use-window-font-color="true" fo:language="zxx" fo:country="none" fo:background-color="transparent" style:language-asian="zh" style:country-asian="CN" style:language-complex="zxx" style:country-complex="none"/>
    </style:style>
    <style:style style:name="T23" style:family="text">
      <style:text-properties style:font-name="Times New Roman1" style:font-name-asian="Times New Roman1" style:font-name-complex="Times New Roman1"/>
    </style:style>
    <style:style style:name="T24" style:family="text">
      <style:text-properties style:font-name="新細明體" style:font-name-asian="新細明體" style:font-name-complex="Times New Roman1"/>
    </style:style>
    <style:style style:name="T25" style:family="text">
      <style:text-properties style:font-name="新細明體" fo:language="zxx" fo:country="none" fo:background-color="transparent" style:font-name-asian="新細明體" style:language-asian="zh" style:country-asian="CN" style:font-name-complex="Times New Roman1" style:language-complex="zxx" style:country-complex="none"/>
    </style:style>
    <style:style style:name="T26" style:family="text">
      <style:text-properties style:font-name="PMingLiU" style:font-name-asian="PMingLiU" style:font-name-complex="PMingLiU"/>
    </style:style>
    <style:style style:name="T27" style:family="text">
      <style:text-properties style:font-name="Arial1" fo:font-size="12pt" style:font-name-asian="Arial1" style:font-size-asian="12pt" style:font-name-complex="Arial1" style:font-size-complex="12pt"/>
    </style:style>
    <style:style style:name="T28" style:family="text">
      <style:text-properties fo:color="#0000ff" style:font-name="Arial1" fo:font-size="12pt" style:font-name-asian="Arial1" style:font-size-asian="12pt" style:font-name-complex="Arial1"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7.3</text:span>調整及微調</text:p>
      <text:p text:style-name="P1">你可能希望效驗Makefile文件，以弄清楚對你系統而言被調用的最好的編譯選項有哪些。例如，設置-O2標記選擇最優化的更高級別，還有 -fomit-frame-pointer 標記的結果是更小的二進制文件（雖然debug功能會因此被停用）。除非你知道你所做的後果，否則不要隨意設置他們，在任何情況下，都要在嘗試了一些編譯工作后才設置他們。</text:p>
      <text:p text:style-name="P2"/>
      <text:p text:style-name="P1">7.4 在哪裡獲得更多幫助</text:p>
      <text:p text:style-name="P1">以我的經驗，約有25%的應用程序編譯后“馬上可以使用”。另外的50%左右可以被“說服”努力修正那些不重要的錯誤以完成編譯。這意味著，仍然有相當一部份的包，沒有辦法編譯。即使那樣，這些的Inter ELF和/或 a.out 二進制文件都可能在 Sunsite 或者 TSX-11 文檔中找到。Red Hat 和 Debian 提供了大多數流行的linux軟件的預編譯的二進制文件壓縮檔。也許軟件的作者可以提供你設備上特別風味的已編譯的二進制文件。</text:p>
      <text:p text:style-name="P1"/>
      <text:p text:style-name="P1">注意，如果你獲得預編譯的二進制文件，你需要檢查它與你系統的兼容性：</text:p>
      <text:p text:style-name="P1"/>
      <text:list xml:id="list34130130" text:style-name="L1">
        <text:list-item>
          <text:p text:style-name="P22">該二進制文件必須可以適用于你的平臺（例如，Inter X86）</text:p>
        </text:list-item>
        <text:list-item>
          <text:p text:style-name="P22">該二進制文件必須可以兼容你的內核（例如，a.out或者ELF）</text:p>
        </text:list-item>
        <text:list-item>
          <text:p text:style-name="P22">你的庫文件需要時新進的。</text:p>
        </text:list-item>
        <text:list-item>
          <text:p text:style-name="P22">你的系統需要有適當的，可用的安裝方式（rpm或者deb）</text:p>
        </text:list-item>
      </text:list>
      <text:p text:style-name="P1"/>
      <text:p text:style-name="P1">如果還有其他錯誤，你可能需要到適當的新聞組尋找幫助，比如comp.os.linux.x或comp.so.linux.development。</text:p>
      <text:p text:style-name="P1"/>
      <text:p text:style-name="P1">如果還是什麽都不能工作，至少你對他盡力了，而且你學到許多東西。</text:p>
      <text:p text:style-name="P1"/>
      <text:p text:style-name="P1">8.最後一步</text:p>
      <text:p text:style-name="P1">查閱一下軟件包的文檔材料，以確定到底是某些環境變量需要設定（在.bashrc或.cshrc里）的問題，還是.Xdefaults和.Xresources文件需要定制的問題。</text:p>
      <text:p text:style-name="P1"/>
      <text:p text:style-name="P3">通常在Xfoo發行版中，有個名叫Xfoo.ad的文件，應該是程序的默認文件。如果是這樣，你可以用root用戶身份，按照你系統的需要修改他，然後重命名和安裝到/usr/lib/X11/app-defaults目錄。錯誤的執行執行這些動作，可能會使軟件表現的奇怪，甚至無法運行。</text:p>
      <text:p text:style-name="P3"/>
      <text:p text:style-name="P3">大多數軟件含有一個或多個已編排好的man幫助文檔。以root身份，複製Xfoo.man到適當的目錄，并按規則重命名/usr/man，/usr/lcoal/man或者/usr/X11R6/man（man1-man9）。例如，如果Xfoo.man最後放在/usr/man/man4，它應該被命名為Xfoo.4。按照慣例，用戶可以使用的命令在man1中，遊戲在man6中，管理員軟件包在man8（參見man文檔獲得詳細說明）。當然，如果你喜歡，在你的系統里，你可以不用按照這種方式來存放。</text:p>
      <text:p text:style-name="P3"/>
      <text:p text:style-name="P3">有部份軟件包，不會把二進制文件安裝到適當的目錄中，那是因為，他們遺失了makefile文件中安裝的選項。如果這情況屬實，你可以通過手動複製的方式將二進制文件安裝到適當的系統目錄中，/usr/bin，/usr/local/bin或者/usr/X11R6/bin，當然，要用root身份。注意，/usr/local/bin是二進制文件的優先的存放目錄，他不是Linux發行版基礎的安裝部份。</text:p>
      <text:p text:style-name="P3"/>
      <text:p text:style-name="P3">上面所說的部份或全部步驟，在大多數事例中，是自動的由make install，或可能是make install.man和make install_man負責的。如果這樣，那麼README或者INSTALL文檔會指定這些內容。</text:p>
      <text:p text:style-name="P3"><text:soft-page-break/></text:p>
      <text:p text:style-name="P3">9.第一個例子：Xscrabble</text:p>
      <text:p text:style-name="P3">當我恰巧渴望找一個Scrabble拼字遊戲時，我發現了Matt Chapman的Xscrabble，它看起來好像很讓人感興趣。我下載，解壓，然後按照README中的步驟編譯了他：</text:p>
      <text:p text:style-name="P3"><text:tab/><text:tab/>xmkmf</text:p>
      <text:p text:style-name="P3"><text:tab/><text:tab/>make Makefiles</text:p>
      <text:p text:style-name="P3"><text:tab/><text:tab/>make includes</text:p>
      <text:p text:style-name="P3"><text:tab/><text:tab/>make</text:p>
      <text:p text:style-name="P3">當然，他不能正常工作...</text:p>
      <text:p text:style-name="P3"/>
      <text:p text:style-name="P3">gcc -o xscrab -O2 -O -L/usr/X11R6/lib</text:p>
      <text:p text:style-name="P3">init.o xinit.o misc.o moves.o cmove.o main.o xutils.o mess.o popup.o</text:p>
      <text:p text:style-name="P3">widgets.o display.o user.o CircPerc.o</text:p>
      <text:p text:style-name="P3">-lXaw -lXmu -lXExExt -lXext -lX11 -lXt -lSM -lICE -lXExExt -lXext -lX11</text:p>
      <text:p text:style-name="P3">-lXpm -L../Xc -lXc</text:p>
      <text:p text:style-name="P3">BarGraf.o(.text+0xe7): undefined reference to `XtAddConverter'</text:p>
      <text:p text:style-name="P3">BarGraf.o(.text+0x29a): undefined reference to `XSetClipMask'</text:p>
      <text:p text:style-name="P3">BarGraf.o(.text+0x2ff): undefined reference to `XSetClipRectangles'</text:p>
      <text:p text:style-name="P3">BarGraf.o(.text+0x375): undefined reference to `XDrawString'</text:p>
      <text:p text:style-name="P3">BarGraf.o(.text+0x3e7): undefined reference to `XDrawLine'</text:p>
      <text:p text:style-name="P3">etc.</text:p>
      <text:p text:style-name="P3">etc.</text:p>
      <text:p text:style-name="P3">Etc...</text:p>
      <text:p text:style-name="P3"/>
      <text:p text:style-name="P3">我隨即到comp.os.linux.x新聞組中尋求幫助，有些朋友友善的指出了方向，似乎是因為Xt，Xaw，Xmu，及X11的庫文件在連接的階段沒有被找到。</text:p>
      <text:p text:style-name="P3"/>
      <text:p text:style-name="P3">這裡有兩個主要的Makefile文件，而源碼目錄中的這個引起了我的興趣。其中有一行定義了LOCAL_LIBS：LOCAL_LIBS=$(XAWLIB)$(XMULIB)$(XTOOLLIB)$(XLIB) 這裡所提及的的庫文件并沒有被連接器找到。</text:p>
      <text:p text:style-name="P3"/>
      <text:p text:style-name="P3">繼續尋找下一個提及LOCAL_LIBS的地方，我在Makefile的495行找到了它：</text:p>
      <text:p text:style-name="P3">$(CCLINK) -o $@ $(LDOPTIONS) $(OBJS) $(LOCAL_LIBS) $(LDLIBS)</text:p>
      <text:p text:style-name="P3">$(EXTRA_LOAD_FLAGS)</text:p>
      <text:p text:style-name="P3">LDLIBS現在指的是什麽呢？</text:p>
      <text:p text:style-name="P3">LDLIBS = $(LDPOSTLIB) $(THREADS_LIBS) $(SYS_LIBRARIES)</text:p>
      <text:p text:style-name="P3">$(EXTRA_LIBRARIES)</text:p>
      <text:p text:style-name="P3">SYS_LIBRARIES又是什麽呢？</text:p>
      <text:p text:style-name="P3">SYS_LIBRARIES = -lXpm -L../Xc -lXc</text:p>
      <text:p text:style-name="P3"/>
      <text:p text:style-name="P3">是啊，這裡遺失了庫文件。</text:p>
      <text:p text:style-name="P3"/>
      <text:p text:style-name="P3">可能連接器需要在LOCAL_LIBS前面查看LDLIBS。所以，首先嘗試一下修改Makefile文件，在495行中，將$(LDLIBS)放在$(LOCAL_LIBS)的前面。</text:p>
      <text:p text:style-name="P3"/>
      <text:p text:style-name="P3">改完之後，我又試了一下，你瞧，這次可以了。當然，Xscrabble仍然需要經過一些微調，例如在某個源代碼文件中，重命名目錄和添加一些斷句註釋，不過在這個過程中，它給了我數小時的興奮。</text:p>
      <text:p text:style-name="P3"/>
      <text:p text:style-name="P3">注意，新版本的Xscrabble有了可用的rpm格式，而且這個安裝也沒有什麽問題。</text:p>
      <text:p text:style-name="P3"><text:soft-page-break/></text:p>
      <text:p text:style-name="P3">你可以發email給Matt Chapman，或者從它的主頁上下載。</text:p>
      <text:p text:style-name="P3"/>
      <text:p text:style-name="P3">Scrabble是Milton Bradley 有限公司註冊的商標。</text:p>
      <text:p text:style-name="P3"/>
      <text:p text:style-name="P3">10.第二個例子：Xloadimage</text:p>
      <text:p text:style-name="P3">這個例子假設有個簡單的問題。xloadimage程序似乎是個對於我的佈置來說很有用的圖形工具。我立刻從CD上的源目錄中複製了xloadi41.gz文件，包括優秀的X User Tools文檔，多語言用戶介面和Quercia。不出所料，解壓文件后。make，無論怎樣，還是碰到了這樣一長串錯誤，然後停止了。</text:p>
      <text:p text:style-name="P3"/>
      <text:p text:style-name="P3">錯誤信息還是包含了基本的線索。</text:p>
      <text:p text:style-name="P3"/>
      <text:p text:style-name="P3">查看image.h文件的23行</text:p>
      <text:p text:style-name="P3"><text:tab/><text:tab/>#include &lt;stdlib.h&gt;</text:p>
      <text:p text:style-name="P3"/>
      <text:p text:style-name="P3">源文件中的某處的xloadimage,wchar_t，被指定了的標準導入文件stdlib.h重定義了。我們先試試註釋掉image.h中的23行，因為也許stdlib.h并不存在，<text:span text:style-name="T2">或終究不是是必須的。 <text:s/></text:span></text:p>
      <text:p text:style-name="P4"/>
      <text:p text:style-name="P4">此時此刻，編譯沒有出現任何致命錯誤。Xloadimage的功能現在正常了。</text:p>
      <text:p text:style-name="P4"/>
      <text:p text:style-name="P4"/>
      <text:p text:style-name="P4">11、第三個例子：fortune</text:p>
      <text:p text:style-name="P4"/>
      <text:p text:style-name="P4">這個例子需要許多有關C語言的知識。大多數的UNIX/Linux軟件是用C寫的，對於安裝軟件，學習至少一點C當然比任何的優勢都重要。</text:p>
      <text:p text:style-name="P4"/>
      <text:p text:style-name="P4">著名的fortune程序提出了一個很幽默的話，“fortune cookie”，每次在Linux啟動時。不幸的是（雙關語），嘗試在2.0.30內核的Red Hat上編譯fortune時，出現了致命的錯誤：</text:p>
      <text:p text:style-name="P4"/>
      <text:p text:style-name="P7">~/fortune# make all</text:p>
      <text:p text:style-name="P13">gcc -O2 -Wall -fomit-frame-pointer -pipe -c fortune.c -o</text:p>
      <text:p text:style-name="P13">fortune.o</text:p>
      <text:p text:style-name="P13">fortune.c: In function `add_dir':</text:p>
      <text:p text:style-name="P13">fortune.c:551: structure has no member named `d_namlen'</text:p>
      <text:p text:style-name="P13">fortune.c:553: structure has no member named `d_namlen'</text:p>
      <text:p text:style-name="P13">make[1]: *** [fortune.o] Error 1</text:p>
      <text:p text:style-name="P13">make[1]: Leaving directory `/home/thegrendel/for/fortune/fortune'</text:p>
      <text:p text:style-name="P13">make: *** [fortune-bin] Error 2</text:p>
      <text:p text:style-name="P4"/>
      <text:p text:style-name="P4">注意fortune.c中，那些相關的行。</text:p>
      <text:p text:style-name="P4"/>
      <text:p text:style-name="P7">if (dirent-&gt;d_namlen == 0)</text:p>
      <text:p text:style-name="P13"><text:tab/>continue;</text:p>
      <text:p text:style-name="P13"><text:tab/>name = copy(dirent-&gt;d_name, dirent-&gt;d_namlen);</text:p>
      <text:p text:style-name="P4"/>
      <text:p text:style-name="P4">我們可以找到dirent這個結構，但它在fortune.c文件中沒有被聲明，也沒有在其他的任何源文件中被找到。無論如何，在fortune.c的頂端還是有這樣一行：</text:p>
      <text:p text:style-name="P4"/>
      <text:p text:style-name="P4"><text:tab/>#include&lt;dirent.h&gt;</text:p>
      <text:p text:style-name="P4"/>
      <text:p text:style-name="P4">這好像是系統庫包含的文件，因此，查找dirent.h的合理的位置應該是在/usr/include。的確，<text:soft-page-break/>/usr/include中存在著一個dirent.h，但那個文件不包含dirent的結構聲明。然而，這裡有一個參考引入了另一個dirent.h文件。</text:p>
      <text:p text:style-name="P4"/>
      <text:p text:style-name="P4"><text:tab/>#include&lt;linux/dirent.h&gt;</text:p>
      <text:p text:style-name="P4"/>
      <text:p text:style-name="P4">終於，到/usr/include/linux/dirent.h中，我們找到了我們需要的結構聲明。</text:p>
      <text:p text:style-name="P4"/>
      <text:p text:style-name="P7">struct dirent {</text:p>
      <text:p text:style-name="P13">long d_ino;</text:p>
      <text:p text:style-name="P13">__kernel_off_t d_off;</text:p>
      <text:p text:style-name="P13">unsigned short d_reclen;</text:p>
      <text:p text:style-name="P13">char d_name[256]; /* We must not include</text:p>
      <text:p text:style-name="P13">limits.h! */</text:p>
      <text:p text:style-name="P13">};</text:p>
      <text:p text:style-name="P4"/>
      <text:p text:style-name="P4">果然，結構聲明中并沒有包含d_namelen，但這裡有一對相同的“申請”。最有可能的就是d_reclen，因為這個結構成員大概代表了某些事物的長度，而且是短整數型。另一個可能，d_ino，從它的名字和類型判斷，可能是一個節點數。事實上，<text:span text:style-name="T2">我們是可能處理一個“directory entry”結構，</text:span>文件這些元素代表的屬性，它的名字，節點和長度（整批）。這好像證實了我們的猜想。</text:p>
      <text:p text:style-name="P4"/>
      <text:p text:style-name="P4">我們編輯一下fortune.c，并修改551和553行的兩個d_namelen參數到d_reclen。再試試make all。成功。編譯沒有問題。我們可以從fortune中得到“少許激動”。</text:p>
      <text:p text:style-name="P4"/>
      <text:p text:style-name="P4">12.第四個例子：Hearts</text:p>
      <text:p text:style-name="P4"/>
      <text:p text:style-name="P4">有一個古老的遊戲叫Hearts，最初由Bob Ankeney在80年代的某個時間為UNIX系統編寫，由Mike Yang在1992年修改，現在由Jonathan Badger維護。它的基礎是更老的由Oregon Software的Backus先生編寫的Pascal程序，最新的更新由Jeff Hemmerling放出。起初的想法是將其做成一個多人的客戶端，它也可以和在單人模式下與電腦對手運行的很好。雖然遊戲缺乏精緻的特徵和沒有特別強的電腦玩家，但遊戲的畫面很好。在此後的很長一段時間，它仍然被看做唯一一個相當好的在UNIX和Linux機器上可用的Hearts遊戲。</text:p>
      <text:p text:style-name="P4"/>
      <text:p text:style-name="P4">由於它的年代和血統，它特別的難于在Linux上編譯。它需要解決一連串冗長和複雜的難題。這對你的耐性和決心是一個訓練。</text:p>
      <text:p text:style-name="P4"/>
      <text:p text:style-name="P4">開始之前，你需要弄清楚你是否有安裝motif或者lesstif其中之一。</text:p>
      <text:p text:style-name="P4"/>
      <text:p text:style-name="P4">---</text:p>
      <text:p text:style-name="P4">xmkmf</text:p>
      <text:p text:style-name="P4"/>
      <text:p text:style-name="P4">make </text:p>
      <text:p text:style-name="P4"/>
      <text:p text:style-name="P8">client.c: In function `read_card':</text:p>
      <text:p text:style-name="P14">client.c:430: `_tty' undeclared (first use in this function)</text:p>
      <text:p text:style-name="P14">client.c:430: (Each undeclared identifier is reported only once</text:p>
      <text:p text:style-name="P14">client.c:430: for each function it appears in.)</text:p>
      <text:p text:style-name="P14">client.c: In function `scan':</text:p>
      <text:p text:style-name="P14">client.c:685: `_tty' undeclared (first use in this function)</text:p>
      <text:p text:style-name="P14">make: *** [client.o] Error 1</text:p>
      <text:p text:style-name="P4"/>
      <text:p text:style-name="P4">client.c文件中有個問題點：</text:p>
      <text:p text:style-name="P4"/>
      <text:p text:style-name="P8"><text:soft-page-break/>#ifndef SYSV</text:p>
      <text:p text:style-name="P14"><text:tab/>(buf[2] != _tty.sg_erase) &amp;&amp; (buf[2] != _tty.sg_kill)) {</text:p>
      <text:p text:style-name="P14">#else</text:p>
      <text:p text:style-name="P14"><text:tab/>(buf[2] != CERASE) &amp;&amp; (buf[2] != CKILL)) {</text:p>
      <text:p text:style-name="P14">#endif</text:p>
      <text:p text:style-name="P4"/>
      <text:p text:style-name="P4">---</text:p>
      <text:p text:style-name="P4"/>
      <text:p text:style-name="P4">在client.c中，第39行加入</text:p>
      <text:p text:style-name="P4"><text:tab/>#define SYSV</text:p>
      <text:p text:style-name="P4">這可以繞開引用_tty。</text:p>
      <text:p text:style-name="P4"/>
      <text:p text:style-name="P4">make</text:p>
      <text:p text:style-name="P8"/>
      <text:p text:style-name="P8"><text:tab/>client.c:41: sys/termio.h: No such file or directory</text:p>
      <text:p text:style-name="P14"><text:tab/>make: *** [client.o] Error 1</text:p>
      <text:p text:style-name="P4"/>
      <text:p text:style-name="P4">---</text:p>
      <text:p text:style-name="P4"/>
      <text:p text:style-name="P4">按照以前的狀況，包含的termio.h文件，應該是在Linux系統的/usr/include目錄，而不是/usr/include/sys裏面那個。因此，將client.c的41行從</text:p>
      <text:p text:style-name="P4"><text:tab/>#include &lt;sys/termio.h&gt;</text:p>
      <text:p text:style-name="P4">改成</text:p>
      <text:p text:style-name="P4"><text:tab/>#include &lt;termio.h&gt;</text:p>
      <text:p text:style-name="P4"/>
      <text:p text:style-name="P4">make</text:p>
      <text:p text:style-name="P4"/>
      <text:p text:style-name="P10">gcc -o hearts -g -L/usr/X11R6/lib client.o hearts.o select.o connect.o</text:p>
      <text:p text:style-name="P16">sockio.o start_dist.o -lcurses -ltermlib</text:p>
      <text:p text:style-name="P16">/usr/bin/ld: cannot open -ltermlib: No such file or directory</text:p>
      <text:p text:style-name="P16">collect2: ld returned 1 exit status</text:p>
      <text:p text:style-name="P8">make: *** [hearts] Error 1</text:p>
      <text:p text:style-name="P4"/>
      <text:p text:style-name="P4">---</text:p>
      <text:p text:style-name="P4"/>
      <text:p text:style-name="P4">現在的Linux發行版使用的是terminfo和/或者termcap數據庫，而不是淘汰的termlib那個。編輯Makefile。655行：</text:p>
      <text:p text:style-name="P4"><text:tab/>CURSES_LIBRARIES = -lcurses -ltermlib</text:p>
      <text:p text:style-name="P4">改成：</text:p>
      <text:p text:style-name="P4"><text:tab/>CURSES_LIBRARIES = -lcurses -ltermcap</text:p>
      <text:p text:style-name="P4">make</text:p>
      <text:p text:style-name="P8"/>
      <text:p text:style-name="P8">gcc -o xmhearts -g -L/usr/X11R6/lib xmclient.o hearts.o select.o</text:p>
      <text:p text:style-name="P14">connect.o sockio.o start_dist.o gfx.o -lXm_s -lXt -lSM -lICE -lXext -lX11</text:p>
      <text:p text:style-name="P14">-lPW</text:p>
      <text:p text:style-name="P14">/usr/bin/ld: cannot open -lXm_s: No such file or directory</text:p>
      <text:p text:style-name="P14">collect2: ld returned 1 exit status</text:p>
      <text:p text:style-name="P4"/>
      <text:p text:style-name="P4">---</text:p>
      <text:p text:style-name="P4"/>
      <text:p text:style-name="P4">主要的lesstif庫是libXm，而不是libXm_s。因此，編輯Makefile文件。</text:p>
      <text:p text:style-name="P4">第653行：</text:p>
      <text:p text:style-name="P4"><text:tab/>XMLIB = -lXm_s $(XTOOLLIB) $(XLIB) -lPW</text:p>
      <text:p text:style-name="P4">改成：</text:p>
      <text:p text:style-name="P4"><text:tab/>XMLIB = -lXm $(XTOOLLIB) $(XLIB) -lPW</text:p>
      <text:p text:style-name="P4"/>
      <text:p text:style-name="P4"><text:soft-page-break/>make</text:p>
      <text:p text:style-name="P4"/>
      <text:p text:style-name="P8">gcc -o xmhearts -g -L/usr/X11R6/lib xmclient.o hearts.o select.o</text:p>
      <text:p text:style-name="P14">connect.o sockio.o start_dist.o gfx.o -lXm -lXt -lSM -lICE -lXext -lX11 -lPW</text:p>
      <text:p text:style-name="P14">/usr/bin/ld: cannot open -lPW: No such file or directory</text:p>
      <text:p text:style-name="P14">collect2: ld returned 1 exit status</text:p>
      <text:p text:style-name="P14">make: *** [xmhearts] Error 1</text:p>
      <text:p text:style-name="P4"/>
      <text:p text:style-name="P4">---</text:p>
      <text:p text:style-name="P4"/>
      <text:p text:style-name="P4">集合這些常見的可能問題點。</text:p>
      <text:p text:style-name="P4">這裡并沒有發現PW庫文件。再編輯Makefile文件。</text:p>
      <text:p text:style-name="P4">653行：</text:p>
      <text:p text:style-name="P4"><text:tab/>XMLIB = -lXm $(XTOOLLIB) $(XLIB) -lPW</text:p>
      <text:p text:style-name="P4">改成：</text:p>
      <text:p text:style-name="P4"><text:tab/>XMLIB = -lXm $(XTOOLLIB) $(XLIB) -lPEX5</text:p>
      <text:p text:style-name="P4">(PEX5庫文件是最接近PW的。)</text:p>
      <text:p text:style-name="P4"/>
      <text:p text:style-name="P4">make</text:p>
      <text:p text:style-name="P4"/>
      <text:p text:style-name="P8">rm -f xmhearts</text:p>
      <text:p text:style-name="P14">gcc -o xmhearts -g -L/usr/X11R6/lib xmclient.o hearts.o select.o</text:p>
      <text:p text:style-name="P14">connect.o sockio.o start_dist.o gfx.o -lXm -lXt -lSM -lICE -lXext -lX11 -lPEX5</text:p>
      <text:p text:style-name="P4"/>
      <text:p text:style-name="P4">終於make成功了（亞哈！）。</text:p>
      <text:p text:style-name="P4"/>
      <text:p text:style-name="P4">---</text:p>
      <text:p text:style-name="P4"/>
      <text:p text:style-name="P4">安裝：</text:p>
      <text:p text:style-name="P4">使用root身份，</text:p>
      <text:p text:style-name="P4"/>
      <text:p text:style-name="P8">[root@localhost hearts]# make install</text:p>
      <text:p text:style-name="P14">install -c -s hearts /usr/X11R6/bin/hearts</text:p>
      <text:p text:style-name="P14">install -c -s xmhearts /usr/X11R6/bin/xmhearts</text:p>
      <text:p text:style-name="P14">install -c -s xawhearts /usr/X11R6/bin/xawhearts</text:p>
      <text:p text:style-name="P14">install in . done</text:p>
      <text:p text:style-name="P4"/>
      <text:p text:style-name="P4">---</text:p>
      <text:p text:style-name="P4"/>
      <text:p text:style-name="P4">試試運行：</text:p>
      <text:p text:style-name="P4">rehash</text:p>
      <text:p text:style-name="P4">（我們要使用tcsh介面。）</text:p>
      <text:p text:style-name="P4">xmhearts</text:p>
      <text:p text:style-name="P5"><text:span text:style-name="T5"><text:tab/></text:span><text:span text:style-name="T3">localhost:~/% xmhearts</text:span></text:p>
      <text:p text:style-name="P14"><text:tab/>Can't invoke distributor!</text:p>
      <text:p text:style-name="P4"/>
      <text:p text:style-name="P4">---</text:p>
      <text:p text:style-name="P4"/>
      <text:p text:style-name="P4">從hearts包的README文件中找到：</text:p>
      <text:p text:style-name="P5"><text:span text:style-name="T5"><text:tab/></text:span><text:span text:style-name="T3">Put heartsd, hearts_dist, and hearts.instr in the HEARTSLIB</text:span></text:p>
      <text:p text:style-name="P14"><text:tab/>directory defined in local.h and make them world-accessible.</text:p>
      <text:p text:style-name="P14"/>
      <text:p text:style-name="P4">從local.h文件中找到：</text:p>
      <text:p text:style-name="P5"><text:span text:style-name="T5"><text:tab/></text:span><text:span text:style-name="T3">/* where the distributor, dealer and instructions live */</text:span></text:p>
      <text:p text:style-name="P14"><text:tab/>#define HEARTSLIB "/usr/local/lib/hearts"</text:p>
      <text:p text:style-name="P4"><text:soft-page-break/>這是一個關於RTFM（Read The Fucking Manual去讀那些他媽的手冊）的經典例子。</text:p>
      <text:p text:style-name="P4"/>
      <text:p text:style-name="P4">以root身份，</text:p>
      <text:p text:style-name="P4"/>
      <text:p text:style-name="P6">cd /usr/local/lib</text:p>
      <text:p text:style-name="P17">mkdir hearts</text:p>
      <text:p text:style-name="P17">cd !$</text:p>
      <text:p text:style-name="P4"/>
      <text:p text:style-name="P4">複製那些發行的文件過來。</text:p>
      <text:p text:style-name="P4"/>
      <text:p text:style-name="P6">cp /home/username/hearts/heartsd .</text:p>
      <text:p text:style-name="P17">cp /home/username/hearts/hearts_dist .</text:p>
      <text:p text:style-name="P17">cp /home/username/hearts/hearts.instr .</text:p>
      <text:p text:style-name="P4"/>
      <text:p text:style-name="P4">---</text:p>
      <text:p text:style-name="P4"/>
      <text:p text:style-name="P4">xmhearts</text:p>
      <text:p text:style-name="P4"/>
      <text:p text:style-name="P4">它有時候可以，但通常會有衝突并提示dealer died!。</text:p>
      <text:p text:style-name="P4"/>
      <text:p text:style-name="P4">---</text:p>
      <text:p text:style-name="P4"/>
      <text:p text:style-name="P4">“dirtributor”和“dealer”會掃描硬件端口。我們應該因此懷疑他們這些程序是否需要root身份的特權。</text:p>
      <text:p text:style-name="P4"/>
      <text:p text:style-name="P4">試一下，使用root身份，</text:p>
      <text:p text:style-name="P4"/>
      <text:p text:style-name="P6">chmod u+s /usr/local/lib/heartsd</text:p>
      <text:p text:style-name="P17">chmod u+s /usr/local/lib/hearts_dist</text:p>
      <text:p text:style-name="P4"/>
      <text:p text:style-name="P4">（注意，按照先前的討論，suid的二進制文件可能會製造安全方面的漏洞）</text:p>
      <text:p text:style-name="P4"/>
      <text:p text:style-name="P4">xmhearts</text:p>
      <text:p text:style-name="P4"/>
      <text:p text:style-name="P4">它終於可以正常使用了！</text:p>
      <text:p text:style-name="P4"/>
      <text:p text:style-name="P4"/>
      <text:p text:style-name="P4">13第五個例子：XmDipmon</text:p>
      <text:p text:style-name="P4"/>
      <text:p text:style-name="P9">Bullwinkle: Hey Rocky, watch me pull a rabbit out of my hat.</text:p>
      <text:p text:style-name="P15">Rocky: But that trick never works.</text:p>
      <text:p text:style-name="P15">Bullwinkle: This time for sure.</text:p>
      <text:p text:style-name="P15">Presto!</text:p>
      <text:p text:style-name="P15">Well, I'm gettin' close.</text:p>
      <text:p text:style-name="P15">Rocky: And now it's time for another special feature.</text:p>
      <text:p text:style-name="P15">--- "Rocky and His Friends"</text:p>
      <text:p text:style-name="P4"/>
      <text:p text:style-name="P4">XmDipmon是一個小巧的漂亮的可以顯示Internet鏈接狀態的軟件。它會在鏈接斷開時閃爍并嘟嘟的響，而這種現象在鄉下的電話系統是很常見的。不幸的是，XmDipmon只能與dip一起工作，而對大部份人來說是無用的，他們通常使用chat來連接。</text:p>
      <text:p text:style-name="P4"/>
      <text:p text:style-name="P4">編譯XmDipmon不成問題。XmDipmon雖然指向Motif庫文件，卻可以很好的和Lesstif一起編譯和工作。真正的挑戰是要改變它讓它與chat一起工作。事實上，這包括修改源代碼的工<text:soft-page-break/>作，因此必需要求有一些編程的知識。</text:p>
      <text:p text:style-name="P4"/>
      <text:p text:style-name="P9">"When xmdipmon starts up, it checks for a file called /etc/dip.pid</text:p>
      <text:p text:style-name="P15">(you can let it look at another file by using the -pidfile</text:p>
      <text:p text:style-name="P15">command line option). This file contains the PID of the dip</text:p>
      <text:p text:style-name="P15">deamon (dip switches itself into deamon mode once it has</text:p>
      <text:p text:style-name="P15">established a connection)."</text:p>
      <text:p text:style-name="P15">--- from the XmDipmon README file</text:p>
      <text:p text:style-name="P4"/>
      <text:p text:style-name="P4">使用-pidfile選項，這個程序可以在啟動時根據它被定向到檢查另一個不同的文件，只是在chat登錄成功是存在的文件。最明顯的選擇是modem的鎖定文件。我們可以因此試著調用該程序用pidfile選項xmdipmon -pidfile /var/lock/LCK..ttyS3(假設modem在com4端口上，ttyS3）。然而，這還只是解決了一部份問題。這個程序會不斷的監視dip進程，而我們需要改變它，<text:span text:style-name="T2">因此它代替投票聯繫chat或ppp的方法</text:span>。</text:p>
      <text:p text:style-name="P4"/>
      <text:p text:style-name="P4">這裡只有一個源文件，幸運的是它的註釋很清楚。瀏覽xmdipmon.c文件，我們發現了getProcFile函數，頁眉中的描述如下。</text:p>
      <text:p text:style-name="P4"/>
      <text:p text:style-name="P9">/*****</text:p>
      <text:p text:style-name="P15">* Name: getProcFile</text:p>
      <text:p text:style-name="P15">* Return Type: Boolean</text:p>
      <text:p text:style-name="P15">* Description: tries to open the /proc entry as read from the dip pid file.</text:p>
      <text:p text:style-name="P15">&lt;snip&gt;</text:p>
      <text:p text:style-name="P15">*****/</text:p>
      <text:p text:style-name="P4"/>
      <text:p text:style-name="P4"><text:span text:style-name="T2">在這條小路上我們很激動</text:span>。追查這個函數的主體...</text:p>
      <text:p text:style-name="P4"/>
      <text:p text:style-name="P9">/* we watch the status of the real dip deamon */</text:p>
      <text:p text:style-name="P15">sprintf(buf, "/proc/%i/status", pid);</text:p>
      <text:p text:style-name="P15">procfile = (String)XtMalloc(strlen(buf)*sizeof(char)+1);</text:p>
      <text:p text:style-name="P15">strcpy(procfile, buf);</text:p>
      <text:p text:style-name="P15">procfile[strlen(buf)] = '\0';</text:p>
      <text:p text:style-name="P4"/>
      <text:p text:style-name="P4">問題點在2383行：</text:p>
      <text:p text:style-name="P4"/>
      <text:p text:style-name="P9">sprintf(buf, <text:span text:style-name="T9">"/proc/%i/status", pid</text:span>);</text:p>
      <text:p text:style-name="P4"/>
      <text:p text:style-name="P4">不論dip進程是否在運行中，這都會查看。所以，<text:span text:style-name="T2">怎樣可以讓我們改變它來監督pppd進程代替</text:span>？</text:p>
      <text:p text:style-name="P4"/>
      <text:p text:style-name="P4">查看pppd的man頁面：</text:p>
      <text:p text:style-name="P4"/>
      <text:p text:style-name="P9">FILES</text:p>
      <text:p text:style-name="P15"><text:tab/>/var/run/pppn.pid (BSD or Linux), /etc/ppp/pppn.pid (others)</text:p>
      <text:p text:style-name="P15"><text:tab/><text:tab/>Process-ID for pppd process on ppp interface unit n.</text:p>
      <text:p text:style-name="P4"/>
      <text:p text:style-name="P4">改變xmdipmon.c的2383行變成：</text:p>
      <text:p text:style-name="P4"><text:tab/><text:tab/>sprintf(buf, "/var/run/ppp0.pid");</text:p>
      <text:p text:style-name="P11"/>
      <text:p text:style-name="P11">現在可以重新編譯修改后的包。編譯的過程中沒有問題。<text:span text:style-name="T2">現在測試一下與新的命令行論證</text:span>。運行的如有神助。藍色的小按鈕表示到ISP的ppp連接已經建立好了，閃爍和嘟嘟聲則說明連接被破壞了。現在我們有了徹底的chat監視功能。</text:p>
      <text:p text:style-name="P11"/>
      <text:p text:style-name="P12"><text:span text:style-name="T5">xmdipmon可以在</text:span><text:span text:style-name="T13">Ripley Linux Tools</text:span><text:span text:style-name="T18">上下載。</text:span></text:p>
      <text:p text:style-name="P23"><text:soft-page-break/></text:p>
      <text:p text:style-name="P23">14.到哪裡尋找源代碼檔案</text:p>
      <text:p text:style-name="P23"/>
      <text:p text:style-name="P12"><text:span text:style-name="T18">現在你肯定渴望用你剛學到的知識去增加可用的和好玩的到你的系統上，你可以在</text:span><text:span text:style-name="T11">Linux Applications and Utilities Page</text:span><text:span text:style-name="T17">上在線找到他們。或者用</text:span><text:span text:style-name="T11">Red Hat</text:span><text:span text:style-name="T17">, </text:span><text:span text:style-name="T11">InfoMagic</text:span><text:span text:style-name="T17">, </text:span><text:span text:style-name="T11">Linux Systems Labs</text:span><text:span text:style-name="T17">, </text:span><text:span text:style-name="T11">Cheap </text:span><text:span text:style-name="T12">Bytes</text:span><text:span text:style-name="T16">,</text:span><text:span text:style-name="T17">或其他組織發行的適當定價CDROM檔案。</text:span></text:p>
      <text:p text:style-name="P11"/>
      <text:p text:style-name="P24"><text:span text:style-name="T10">comp sources UNIX archive</text:span><text:span text:style-name="T21">是一個綜合的源碼倉庫。</text:span></text:p>
      <text:p text:style-name="P24"><text:span text:style-name="T21"/></text:p>
      <text:p text:style-name="P25"><text:span text:style-name="T22">還有很多源碼被張貼到</text:span><text:span text:style-name="T10">alt.sources</text:span><text:span text:style-name="T22">新聞組。如果你正在尋找一些特殊的源碼包，你可以張貼啟示到</text:span><text:span text:style-name="T15">alt.sources.wanted</text:span><text:span text:style-name="T22">新聞組上。另一個尋找的好地方是</text:span><text:span text:style-name="T15">comp.os.linux.announce</text:span><text:span text:style-name="T22">新聞組。在</text:span><text:span text:style-name="T15">Unix sources</text:span><text:span text:style-name="T22">郵件列表上發送一個訂閱郵件。</text:span></text:p>
      <text:p text:style-name="P11"/>
      <text:p text:style-name="P29"><text:span text:style-name="T10">alt.sources</text:span><text:span text:style-name="T24">新聞組的檔案都在下面的ftp站點上：</text:span></text:p>
      <text:p text:style-name="P29"><text:span text:style-name="T24"/></text:p>
      <text:p text:style-name="P28">ftp.sterling.com/usenet/alt.sources/</text:p>
      <text:p text:style-name="P21">wuarchive.wustl.edu/usenet/alt.sources/articles</text:p>
      <text:p text:style-name="P21">src.doc.ic.ac.uk/usenet/alt.sources/articles</text:p>
      <text:p text:style-name="P29"><text:span text:style-name="T24"/></text:p>
      <text:p text:style-name="P29"><text:span text:style-name="T24">15.後記</text:span></text:p>
      <text:p text:style-name="P29"><text:span text:style-name="T24">總之，持續的嘗試編譯不同的軟件（包括有很多挫折的高難度也可以幫助到你）。盡全力，從錯誤中學習，是非常積極重要的。每一個錯誤每一個失敗，都有助於知識體系的完善，而且會因此逐漸精通編譯軟件的藝術。</text:span></text:p>
      <text:p text:style-name="P29"><text:span text:style-name="T24"/></text:p>
      <text:p text:style-name="P29"><text:span text:style-name="T24">16.參考及補充</text:span></text:p>
      <text:p text:style-name="P29"><text:span text:style-name="T24"/></text:p>
      <text:p text:style-name="P26">BORLAND C++ TOOLS AND UTILITIES GUIDE, Borland International, 1992,</text:p>
      <text:p text:style-name="P20">pp. 9-42.</text:p>
      <text:p text:style-name="P20">[One of the manuals distributed with Borland C++, ver. 3.1. Gives</text:p>
      <text:p text:style-name="P20">a fairly good intro to make syntax and concepts, using Borland's</text:p>
      <text:p text:style-name="P20">crippled implementation for DOS.]</text:p>
      <text:p text:style-name="P20">DuBois, Paul: SOFTWARE PORTABILITY WITH IMAKE, O'Reilly and Associates,</text:p>
      <text:p text:style-name="P20">1996, ISBN 1-56592-226-3.</text:p>
      <text:p text:style-name="P20">[This is reputed to be the definitive imake reference, though I did not</text:p>
      <text:p text:style-name="P20">have it available when writing this article.]</text:p>
      <text:p text:style-name="P20">Frisch, Aeleen: ESSENTIAL SYSTEM ADMINISTRATION (2nd ed.), O'Reilly and</text:p>
      <text:p text:style-name="P20">Associates, 1995, ISBN 1-56592-127-5.</text:p>
      <text:p text:style-name="P20">[This otherwise excellent sys admin handbook has only sketchy coverage</text:p>
      <text:p text:style-name="P20">of software building.]</text:p>
      <text:p text:style-name="P20">Hekman, Jessica: LINUX IN A NUTSHELL, O'Reilly and Associates, 1997, ISBN</text:p>
      <text:p text:style-name="P20">1-56592-167-4.</text:p>
      <text:p text:style-name="P20">[Good all-around reference to Linux commands.]</text:p>
      <text:p text:style-name="P20">Lehey, Greg: PORTING UNIX SOFTWARE, O'Reilly and Associates, 1995, ISBN</text:p>
      <text:p text:style-name="P20">1-56592-126-7.</text:p>
      <text:p text:style-name="P20">Mayer, Herbert G.: ADVANCED C PROGRAMMING ON THE IBM PC, Windcrest Books,</text:p>
      <text:p text:style-name="P20">1989, ISBN 0-8306-9363-7.</text:p>
      <text:p text:style-name="P20">[An idea-filled book for the intermediate to advanced C programmer.</text:p>
      <text:p text:style-name="P20">Superb coverage of algorithms, quirks of the language, and even</text:p>
      <text:p text:style-name="P20">amusements. Unfortunately, out of print.]</text:p>
      <text:p text:style-name="P20">Mui, Linda and Valerie Quercia: X USER TOOLS, O'Reilly and Associates,</text:p>
      <text:p text:style-name="P20">1994, ISBN 1-56592-019-8, pp. 734-760.</text:p>
      <text:p text:style-name="P20">Oram, Andrew and Steve Talbott: MANAGING PROJECTS WITH MAKE, O'Reilly</text:p>
      <text:p text:style-name="P20">and Associates, 1991, ISBN 0-937175-90-0.</text:p>
      <text:p text:style-name="P20">Peek, Jerry and Tim O'Reilly and Mike Loukides: UNIX POWER TOOLS,</text:p>
      <text:p text:style-name="P20">O'Reilly and Associates / Random House, 1997, ISBN 1-56592-260-3.</text:p>
      <text:p text:style-name="P20">[A wonderful source of ideas, and tons of utilities you may end up</text:p>
      <text:p text:style-name="P20">building from the source code, using the methods discussed in</text:p>
      <text:p text:style-name="P20"><text:soft-page-break/>this article.]</text:p>
      <text:p text:style-name="P20">Stallman, Richard M. and Roland McGrath: GNU MAKE, Free Software</text:p>
      <text:p text:style-name="P20">Foundation, 1995, ISBN 1-882114-78-7.</text:p>
      <text:p text:style-name="P20">[Required reading.]</text:p>
      <text:p text:style-name="P20">Waite, Mitchell, Stephen Prata, and Donald Martin: C PRIMER PLUS, Waite Group</text:p>
      <text:p text:style-name="P20">Press, ISBN 0-672-22090-3,.</text:p>
      <text:p text:style-name="P20">[Probably the best of the introductions to C programming. Extensive</text:p>
      <text:p text:style-name="P20">coverage for a primer. Newer editions now available.]</text:p>
      <text:p text:style-name="P20">Welsh, Matt and Lar Kaufman: RUNNING LINUX, O'Reilly and Associates,</text:p>
      <text:p text:style-name="P20">1996, ISBN 1-56592-151-8.</text:p>
      <text:p text:style-name="P20">[Still the best overall Linux reference, though lacking in depth</text:p>
      <text:p text:style-name="P20">in some areas.]</text:p>
      <text:p text:style-name="P20">The man pages for dpkg, gcc, gzip, imake, ldconfig, ldd, make, nm, patch,</text:p>
      <text:p text:style-name="P20">rpm, shar, strip, tar, termcap, terminfo, and xmkmf.</text:p>
      <text:p text:style-name="P20">The BZIP2 HOWTO, by David Fetter.</text:p>
      <text:p text:style-name="P18">Building and Installing Software Packages for Linux: References an... http://www.tldp.org/HOWTO/Software-Building-HOWTO-16.html</text:p>
      <text:p text:style-name="P19"><text:span text:style-name="T23">1</text:span><text:span text:style-name="T26">／</text:span><text:span text:style-name="T23">2 2011-04-12 20:44 </text:span><text:span text:style-name="T27">PDF created with pdfFactory trial version </text:span><text:span text:style-name="T28">www.pdffactory.com</text:span></text:p>
      <text:p text:style-name="P20">The Glibc2 HOWTO, by Eric Green</text:p>
      <text:p text:style-name="P20">The LINUX ELF HOWTO, by Daniel Barlow.</text:p>
      <text:p text:style-name="P20">The RPM HOWTO, by Donnie Barnes.</text:p>
      <text:p text:style-name="P20">The StarOffice miniHOWTO, by Matthew Borowski.</text:p>
      <text:p text:style-name="P29"><text:span text:style-name="T24"/></text:p>
      <text:p text:style-name="P30"><text:span text:style-name="T25">這些HOWTOs一般都在系統的/usr/doc/HOWTO或者/usr/doc/HOWTO/mini目錄中。可用的text，HTML,及SGML格式的升級版一般都會在</text:span><text:span text:style-name="T14">LDP site</text:span><text:span text:style-name="T25">上及各自作者的目錄中。</text:span></text:p>
      <text:p text:style-name="P30"><text:span text:style-name="T25"/></text:p>
      <text:p text:style-name="P30"><text:span text:style-name="T25">17.製作人員</text:span></text:p>
      <text:p text:style-name="P30"><text:span text:style-name="T25">這個HOWTO的作者想要感謝下面朋友的有用的建議，更正以及鼓勵。</text:span></text:p>
      <text:p text:style-name="P30"><text:span text:style-name="T25"/></text:p>
      <text:p text:style-name="P30"><text:span text:style-name="T25">榮譽同樣也送給那些優秀的將這個HOWTO翻譯成意大利語和日語的人們。</text:span></text:p>
      <text:p text:style-name="P30"><text:span text:style-name="T25"/></text:p>
      <text:p text:style-name="P30"><text:span text:style-name="T25">以及，當然還要將感謝，榮耀，祝福和讚美送給</text:span><text:span text:style-name="T15">Linux Documentation Project的</text:span><text:span text:style-name="T25">Greg Hankins和Tim Bynum，以及參與製作的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PMingLiU" svg:font-family="PMingLiU"/>
    <style:font-face style:name="Tahoma1" svg:font-family="Tahoma"/>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style:font-face style:name="新細明體1" svg:font-family="新細明體"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1"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1-06-17T15:00:09.18</dc:date>
    <meta:editing-duration>PT127H22M17S</meta:editing-duration>
    <meta:editing-cycles>202</meta:editing-cycles>
    <meta:generator>OpenOffice.org/3.0$Win32 OpenOffice.org_project/300m9$Build-9358</meta:generator>
    <meta:document-statistic meta:table-count="0" meta:image-count="0" meta:object-count="0" meta:page-count="10" meta:paragraph-count="315" meta:word-count="3370" meta:character-count="13453"/>
    <meta:user-defined meta:name="資訊 1"/>
    <meta:user-defined meta:name="資訊 2"/>
    <meta:user-defined meta:name="資訊 3"/>
    <meta:user-defined meta:name="資訊 4"/>
  </office:meta>
</office:document-meta>
</file>